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02cm" fo:margin-left="-0.189cm" table:align="left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8.7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b63bd" officeooo:paragraph-rsid="001b63b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2d0a6a" officeooo:paragraph-rsid="002d0a6a" style:font-size-asian="10.5pt" style:font-weight-asian="bold" style:font-size-complex="12pt" style:font-weight-complex="bold"/>
    </style:style>
    <style:style style:name="P3" style:family="paragraph" style:parent-style-name="Standard">
      <style:paragraph-properties style:line-height-at-least="0.335cm" fo:text-align="start" style:justify-single-word="false"/>
      <style:text-properties fo:color="#c9211e" loext:opacity="100%" style:font-name="Consolas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4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0pt" fo:font-weight="bold" officeooo:rsid="002d0a6a" officeooo:paragraph-rsid="003f8e5f" fo:background-color="#ffffff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2pt" fo:font-weight="bold" officeooo:rsid="002d0a6a" officeooo:paragraph-rsid="003f8e5f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b63bd" officeooo:paragraph-rsid="001b63b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ce832" officeooo:paragraph-rsid="001ce83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b63b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ce8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2d0a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1b6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285b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e7aa" officeooo:paragraph-rsid="0051e7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7pt" fo:font-weight="normal" officeooo:paragraph-rsid="002d0a6a" fo:background-color="#ffffff"/>
    </style:style>
    <style:style style:name="P16" style:family="paragraph" style:parent-style-name="Standard">
      <style:paragraph-properties style:line-height-at-least="0.335cm"/>
      <style:text-properties fo:color="#000000" loext:opacity="100%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weight="normal" officeooo:paragraph-rsid="002d0a6a" fo:background-color="#ffffff" style:font-size-asian="10pt" style:font-size-complex="10pt"/>
    </style:style>
    <style:style style:name="P18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size-complex="10pt"/>
    </style:style>
    <style:style style:name="P19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rsid="00300e92" fo:background-color="#ffffff" style:font-size-asian="10pt" style:font-size-complex="10pt"/>
    </style:style>
    <style:style style:name="P20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line-height-at-least="0.335cm" fo:text-align="start" style:justify-single-word="false"/>
      <style:text-properties fo:color="#000000" loext:opacity="100%" style:font-name="Times New Roman" fo:font-size="10pt" fo:font-weight="normal" officeooo:rsid="002d0a6a" officeooo:paragraph-rsid="003f8e5f" fo:background-color="#ffffff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fo:background-color="#ffffff"/>
    </style:style>
    <style:style style:name="P23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 style:font-size-asian="10pt" style:font-size-complex="10pt"/>
    </style:style>
    <style:style style:name="P24" style:family="paragraph" style:parent-style-name="Standard">
      <style:paragraph-properties style:line-height-at-least="0.335cm"/>
      <style:text-properties fo:color="#000000" loext:opacity="100%" style:font-name="Times New Roman" fo:font-size="10pt" fo:background-color="#ffffff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f8f58" officeooo:paragraph-rsid="001f8f5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feccf" officeooo:paragraph-rsid="001fecc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ffb91" officeooo:paragraph-rsid="001ffb91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16642" officeooo:paragraph-rsid="0021664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41a1c" officeooo:paragraph-rsid="00241a1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4a870" officeooo:paragraph-rsid="0024a87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9ccc9" officeooo:paragraph-rsid="0029ccc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332cbf" officeooo:paragraph-rsid="0037be5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42b9a3" officeooo:paragraph-rsid="0042b9a3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4a8524" officeooo:paragraph-rsid="004a8524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529016" officeooo:paragraph-rsid="0055f3a8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29ccc9" officeooo:paragraph-rsid="002be3bb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1ad09" officeooo:paragraph-rsid="0031ad09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32cbf" officeooo:paragraph-rsid="00332cbf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98b65" officeooo:paragraph-rsid="00398b65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3b5480" officeooo:paragraph-rsid="003b5480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b5480" officeooo:paragraph-rsid="003c7f57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3d5bd1" officeooo:paragraph-rsid="003d5bd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3df8ba" officeooo:paragraph-rsid="003df8ba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14332" officeooo:paragraph-rsid="00414332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6086d" officeooo:paragraph-rsid="0046086d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88b56" officeooo:paragraph-rsid="00488b56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b6ce8" officeooo:paragraph-rsid="004b6ce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4de445" officeooo:paragraph-rsid="004de445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505d9e" officeooo:paragraph-rsid="00505d9e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29016" officeooo:paragraph-rsid="0052901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40085" officeooo:paragraph-rsid="00540085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5f3a8" officeooo:paragraph-rsid="0055f3a8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576f76" officeooo:paragraph-rsid="00576f7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58e7e1" officeooo:paragraph-rsid="0058e7e1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e5d7f" officeooo:paragraph-rsid="001e5d7f" style:font-size-asian="10.5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42b9a3" officeooo:paragraph-rsid="0042b9a3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44942f" officeooo:paragraph-rsid="0044942f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488b56" officeooo:paragraph-rsid="005dcd00" style:font-size-asian="10.5pt" style:font-size-complex="12pt"/>
    </style:style>
    <style:style style:name="P76" style:family="paragraph">
      <loext:graphic-properties draw:fill="none" draw:fill-color="#ffffff"/>
      <style:paragraph-properties style:writing-mode="lr-tb"/>
      <style:text-properties fo:font-size="8pt" fo:background-color="#ffff00" style:font-size-asian="8pt" style:font-size-complex="8pt"/>
    </style:style>
    <style:style style:name="P77" style:family="paragraph">
      <style:paragraph-properties fo:text-align="center"/>
    </style:style>
    <style:style style:name="T1" style:family="text">
      <style:text-properties fo:color="#1e6a3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00e92" style:font-weight-asian="normal" style:font-weight-complex="normal"/>
    </style:style>
    <style:style style:name="T5" style:family="text">
      <style:text-properties fo:font-weight="normal" style:font-size-asian="10pt" style:font-size-complex="10pt"/>
    </style:style>
    <style:style style:name="T6" style:family="text">
      <style:text-properties officeooo:rsid="001feccf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normal" style:font-style-asian="normal" style:font-style-complex="normal"/>
    </style:style>
    <style:style style:name="T10" style:family="text">
      <style:text-properties style:text-line-through-style="none" style:text-line-through-type="none" officeooo:rsid="0037be5d"/>
    </style:style>
    <style:style style:name="T11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12" style:family="text">
      <style:text-properties fo:color="#158466" loext:opacity="100%" fo:font-weight="bold" officeooo:rsid="0042b9a3" fo:background-color="#ffff00" loext:char-shading-value="0" style:font-weight-asian="bold" style:font-weight-complex="bold"/>
    </style:style>
    <style:style style:name="T13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14" style:family="text">
      <style:text-properties fo:color="#158466" loext:opacity="100%" fo:font-weight="bold" officeooo:rsid="004cc5bf" fo:background-color="#ffff00" loext:char-shading-value="0" style:font-weight-asian="bold" style:font-weight-complex="bold"/>
    </style:style>
    <style:style style:name="T15" style:family="text">
      <style:text-properties fo:color="#158466" loext:opacity="100%" officeooo:rsid="0042b9a3" fo:background-color="#ffff00" loext:char-shading-value="0"/>
    </style:style>
    <style:style style:name="T16" style:family="text">
      <style:text-properties fo:color="#158466" loext:opacity="100%" fo:background-color="#ffff00" loext:char-shading-value="0"/>
    </style:style>
    <style:style style:name="T17" style:family="text">
      <style:text-properties fo:color="#158466" loext:opacity="100%" officeooo:rsid="004cc5bf" fo:background-color="#ffff00" loext:char-shading-value="0"/>
    </style:style>
    <style:style style:name="T18" style:family="text">
      <style:text-properties officeooo:rsid="002509aa"/>
    </style:style>
    <style:style style:name="T19" style:family="text">
      <style:text-properties officeooo:rsid="00253a7e"/>
    </style:style>
    <style:style style:name="T20" style:family="text">
      <style:text-properties fo:color="#800000" loext:opacity="100%"/>
    </style:style>
    <style:style style:name="T21" style:family="text">
      <style:text-properties fo:color="#800000" loext:opacity="100%" fo:font-weight="normal"/>
    </style:style>
    <style:style style:name="T22" style:family="text">
      <style:text-properties fo:color="#800000" loext:opacity="100%" fo:font-weight="normal" officeooo:rsid="00300e92" style:font-weight-asian="normal" style:font-weight-complex="normal"/>
    </style:style>
    <style:style style:name="T23" style:family="text">
      <style:text-properties fo:color="#800000" loext:opacity="100%" fo:font-weight="normal" style:font-size-asian="10pt" style:font-size-complex="10pt"/>
    </style:style>
    <style:style style:name="T24" style:family="text">
      <style:text-properties fo:color="#800000" loext:opacity="100%" style:font-name="Times New Roman" fo:font-size="10pt" fo:font-weight="normal" style:font-size-asian="10pt" style:font-size-complex="10pt"/>
    </style:style>
    <style:style style:name="T25" style:family="text">
      <style:text-properties fo:color="#800000" loext:opacity="100%" style:font-size-asian="10pt" style:font-size-complex="10pt"/>
    </style:style>
    <style:style style:name="T26" style:family="text">
      <style:text-properties fo:color="#0000ff" loext:opacity="100%"/>
    </style:style>
    <style:style style:name="T27" style:family="text">
      <style:text-properties fo:color="#0000ff" loext:opacity="100%" fo:font-weight="normal"/>
    </style:style>
    <style:style style:name="T28" style:family="text">
      <style:text-properties fo:color="#0000ff" loext:opacity="100%" fo:font-weight="normal" style:font-size-asian="10pt" style:font-size-complex="10pt"/>
    </style:style>
    <style:style style:name="T29" style:family="text">
      <style:text-properties fo:color="#0000ff" loext:opacity="100%" style:font-name="Times New Roman" fo:font-size="10pt" fo:font-weight="normal" style:font-size-asian="10pt" style:font-size-complex="10pt"/>
    </style:style>
    <style:style style:name="T30" style:family="text">
      <style:text-properties style:font-name="Consolas" fo:font-size="7pt" fo:font-weight="normal"/>
    </style:style>
    <style:style style:name="T31" style:family="text">
      <style:text-properties fo:color="#a31515" loext:opacity="100%" fo:font-weight="normal"/>
    </style:style>
    <style:style style:name="T32" style:family="text">
      <style:text-properties fo:color="#098658" loext:opacity="100%"/>
    </style:style>
    <style:style style:name="T33" style:family="text">
      <style:text-properties fo:color="#098658" loext:opacity="100%" style:font-size-asian="10pt" style:font-weight-asian="normal" style:font-size-complex="10pt" style:font-weight-complex="normal"/>
    </style:style>
    <style:style style:name="T34" style:family="text">
      <style:text-properties fo:color="#098658" loext:opacity="100%" fo:font-weight="normal"/>
    </style:style>
    <style:style style:name="T35" style:family="text">
      <style:text-properties officeooo:rsid="00346800"/>
    </style:style>
    <style:style style:name="T36" style:family="text">
      <style:text-properties style:font-name="Times New Roman" fo:font-size="10pt" style:font-size-asian="10pt" style:font-size-complex="10pt"/>
    </style:style>
    <style:style style:name="T37" style:family="text">
      <style:text-properties style:font-name="Times New Roman" fo:font-size="10pt" fo:font-weight="normal" style:font-size-asian="10pt" style:font-size-complex="10pt"/>
    </style:style>
    <style:style style:name="T38" style:family="text">
      <style:text-properties officeooo:rsid="003a60bf"/>
    </style:style>
    <style:style style:name="T39" style:family="text">
      <style:text-properties officeooo:rsid="003c7f57"/>
    </style:style>
    <style:style style:name="T40" style:family="text">
      <style:text-properties style:font-size-asian="10pt" style:font-size-complex="10pt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42b9a3" fo:background-color="#ffff00" loext:char-shading-value="0"/>
    </style:style>
    <style:style style:name="T43" style:family="text">
      <style:text-properties officeooo:rsid="0042b9a3" fo:background-color="#ffff00" loext:char-shading-value="0"/>
    </style:style>
    <style:style style:name="T44" style:family="text">
      <style:text-properties officeooo:rsid="004cc5bf" fo:background-color="#ffff00" loext:char-shading-value="0"/>
    </style:style>
    <style:style style:name="T45" style:family="text">
      <style:text-properties officeooo:rsid="004cc5bf"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3f8e5f"/>
    </style:style>
    <style:style style:name="T48" style:family="text">
      <style:text-properties officeooo:rsid="0042b9a3"/>
    </style:style>
    <style:style style:name="T49" style:family="text">
      <style:text-properties officeooo:rsid="004cc5bf"/>
    </style:style>
    <style:style style:name="T50" style:family="text">
      <style:text-properties officeooo:rsid="004eefbe"/>
    </style:style>
    <style:style style:name="T51" style:family="text">
      <style:text-properties officeooo:rsid="004fbfcd"/>
    </style:style>
    <style:style style:name="T52" style:family="text">
      <style:text-properties officeooo:rsid="00505d9e"/>
    </style:style>
    <style:style style:name="T53" style:family="text">
      <style:text-properties officeooo:rsid="0055f3a8"/>
    </style:style>
    <style:style style:name="T54" style:family="text">
      <style:text-properties officeooo:rsid="00576f76"/>
    </style:style>
    <style:style style:name="T55" style:family="text">
      <style:text-properties officeooo:rsid="005adbfd"/>
    </style:style>
    <style:style style:name="T56" style:family="text">
      <style:text-properties officeooo:rsid="005dcd00"/>
    </style:style>
    <style:style style:name="T57" style:family="text">
      <style:text-properties fo:font-size="8pt" fo:background-color="#ffff00" style:font-size-asian="8pt" style:font-size-complex="8pt"/>
    </style:style>
    <style:style style:name="gr1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8">It is container orchestration(management) tool. </text:p>
      <text:p text:style-name="P8"/>
      <text:p text:style-name="P13">alias kc=”kubectl”</text:p>
      <text:p text:style-name="P8"/>
      <text:p text:style-name="P8"/>
      <text:p text:style-name="P8"><text:span text:style-name="T1">Minikubes:</text:span> </text:p>
      <text:p text:style-name="P8"/>
      <text:p text:style-name="P8">It provides the kubernetes cluster setup with one master and one worker with an abstraction layer for learning purpose. </text:p>
      <text:p text:style-name="P8"/>
      <text:p text:style-name="P8">Minimum requirement: 2CPU, 2GB RAM.</text:p>
      <text:p text:style-name="P8"/>
      <text:p text:style-name="P6">Installation of minikubes:</text:p>
      <text:p text:style-name="P6"/>
      <text:p text:style-name="P9">apt-get update </text:p>
      <text:p text:style-name="P9">apt-get upgrade</text:p>
      <text:p text:style-name="P9">apt-get install docker.io</text:p>
      <text:p text:style-name="P6"/>
      <text:p text:style-name="P6"><text:a xlink:type="simple" xlink:href="https://webme.ie/how-to-run-minikube-on-a-virtualbox-vm/" office:target-frame-name="_blank" xlink:show="new" text:style-name="Internet_20_link" text:visited-style-name="Visited_20_Internet_20_Link"><text:span text:style-name="T3">https://webme.ie/how-to-run-minikube-on-a-virtualbox-vm/</text:span></text:a> </text:p>
      <text:p text:style-name="P11"/>
      <text:p text:style-name="P12">CMD [“/bin/bash”, “-c”,”while true; do echo hello-world; sleep 5;done;”]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2082146015888">
          <table:table-cell table:style-name="Table1.A1" office:value-type="string">
            <text:p text:style-name="P72">COMMANDS</text:p>
          </table:table-cell>
          <table:table-cell table:style-name="Table1.B1" office:value-type="string">
            <text:p text:style-name="P72">DESCRIPTION</text:p>
          </table:table-cell>
        </table:table-row>
        <table:table-row table:style-name="TableLine2082146018064">
          <table:table-cell table:style-name="Table1.A2" office:value-type="string">
            <text:p text:style-name="P25">kubectl get nodes</text:p>
          </table:table-cell>
          <table:table-cell table:style-name="Table1.B2" office:value-type="string">
            <text:p text:style-name="P25">To get all nodes</text:p>
          </table:table-cell>
        </table:table-row>
        <table:table-row table:style-name="TableLine2082146042544">
          <table:table-cell table:style-name="Table1.A2" office:value-type="string">
            <text:p text:style-name="P25">which kubectl</text:p>
          </table:table-cell>
          <table:table-cell table:style-name="Table1.B2" office:value-type="string">
            <text:p text:style-name="P25">Gives path of kubectl</text:p>
          </table:table-cell>
        </table:table-row>
        <table:table-row table:style-name="TableLine2082146041728">
          <table:table-cell table:style-name="Table1.A2" office:value-type="string">
            <text:p text:style-name="P25">kubectl describe node node-name</text:p>
          </table:table-cell>
          <table:table-cell table:style-name="Table1.B2" office:value-type="string">
            <text:p text:style-name="P25">To get details of node</text:p>
          </table:table-cell>
        </table:table-row>
        <table:table-row table:style-name="TableLine2082146033840">
          <table:table-cell table:style-name="Table1.A2" office:value-type="string">
            <text:p text:style-name="P25">kubectl create -f pod.yml</text:p>
          </table:table-cell>
          <table:table-cell table:style-name="Table1.B2" office:value-type="string">
            <text:p text:style-name="P25">To create manifest file(.yml file name)</text:p>
          </table:table-cell>
        </table:table-row>
        <table:table-row table:style-name="TableLine2082146040096">
          <table:table-cell table:style-name="Table1.A2" office:value-type="string">
            <text:p text:style-name="P25">kubectl apply -f pod.yml</text:p>
          </table:table-cell>
          <table:table-cell table:style-name="Table1.B2" office:value-type="string">
            <text:p text:style-name="P25">To create and update manifest file</text:p>
          </table:table-cell>
        </table:table-row>
        <table:table-row table:style-name="TableLine2082146029216">
          <table:table-cell table:style-name="Table1.A2" office:value-type="string">
            <text:p text:style-name="P25">kubectl get pods</text:p>
          </table:table-cell>
          <table:table-cell table:style-name="Table1.B2" office:value-type="string">
            <text:p text:style-name="P25">List of all pods</text:p>
          </table:table-cell>
        </table:table-row>
        <table:table-row table:style-name="TableLine2082146026768">
          <table:table-cell table:style-name="Table1.A2" office:value-type="string">
            <text:p text:style-name="P25">kubectl describe pod pod-name</text:p>
            <text:p text:style-name="P25"><text:s text:c="12"/><text:span text:style-name="T41"><text:s/></text:span><text:span text:style-name="T11">(or)</text:span></text:p>
            <text:p text:style-name="P25">kubectl describe pod/pod-name</text:p>
          </table:table-cell>
          <table:table-cell table:style-name="Table1.B2" office:value-type="string">
            <text:p text:style-name="P25">To get details of pod</text:p>
          </table:table-cell>
        </table:table-row>
        <table:table-row table:style-name="TableLine2082146036832">
          <table:table-cell table:style-name="Table1.A2" office:value-type="string">
            <text:p text:style-name="P25"><text:span text:style-name="T19">k</text:span>ubectl logs -<text:span text:style-name="T6">f pod-name</text:span></text:p>
          </table:table-cell>
          <table:table-cell table:style-name="Table1.B2" office:value-type="string">
            <text:p text:style-name="P26">To get logs of pod<text:span text:style-name="T55">(if single container is present)</text:span></text:p>
          </table:table-cell>
        </table:table-row>
        <table:table-row table:style-name="TableLine2082146034112">
          <table:table-cell table:style-name="Table1.A2" office:value-type="string">
            <text:p text:style-name="P26">minikube start</text:p>
          </table:table-cell>
          <table:table-cell table:style-name="Table1.B2" office:value-type="string">
            <text:p text:style-name="P26">To start minikube</text:p>
          </table:table-cell>
        </table:table-row>
        <table:table-row table:style-name="TableLine2082146031664">
          <table:table-cell table:style-name="Table1.A2" office:value-type="string">
            <text:p text:style-name="P27"><text:span text:style-name="T19">k</text:span>ubectl logs -<text:span text:style-name="T7">f pod-name -c container-name</text:span></text:p>
          </table:table-cell>
          <table:table-cell table:style-name="Table1.B2" office:value-type="string">
            <text:p text:style-name="P27">To get logs of particular container in pod</text:p>
          </table:table-cell>
        </table:table-row>
        <table:table-row table:style-name="TableLine2082146029760">
          <table:table-cell table:style-name="Table1.A2" office:value-type="string">
            <text:p text:style-name="P28"><text:span text:style-name="T19">k</text:span>ubectl delete pod pod-name</text:p>
            <text:p text:style-name="P28"><text:s text:c="14"/><text:span text:style-name="T41"><text:s/></text:span><text:span text:style-name="T11">(or)</text:span></text:p>
            <text:p text:style-name="P28">kubectl delete -f pod.yml</text:p>
          </table:table-cell>
          <table:table-cell table:style-name="Table1.B2" office:value-type="string">
            <text:p text:style-name="P28">To delete pod</text:p>
          </table:table-cell>
        </table:table-row>
        <table:table-row table:style-name="TableLine2082146037104">
          <table:table-cell table:style-name="Table1.A2" office:value-type="string">
            <text:p text:style-name="P29"><text:span text:style-name="T18">k</text:span>ubectl get pods -<text:span text:style-name="T7">o wide pod-name</text:span></text:p>
          </table:table-cell>
          <table:table-cell table:style-name="Table1.B2" office:value-type="string">
            <text:p text:style-name="P29">To get more details of pod (IP address, node)</text:p>
          </table:table-cell>
        </table:table-row>
        <table:table-row table:style-name="TableLine2082146032480">
          <table:table-cell table:style-name="Table1.A2" office:value-type="string">
            <text:p text:style-name="P30"/>
            <text:p text:style-name="P30">kubectl exec -<text:span text:style-name="T7">it pod-name -c container-name -- /</text:span><text:span text:style-name="T9">bin</text:span><text:span text:style-name="T8">/</text:span><text:span text:style-name="T9">bash</text:span></text:p>
          </table:table-cell>
          <table:table-cell table:style-name="Table1.B2" office:value-type="string">
            <text:p text:style-name="P30"/>
            <text:p text:style-name="P30">To get into the container from particular pod </text:p>
          </table:table-cell>
        </table:table-row>
        <table:table-row table:style-name="TableLine2082146033568">
          <table:table-cell table:style-name="Table1.A2" office:value-type="string">
            <text:p text:style-name="P31">kubectl run pod-name --<text:span text:style-name="T7">i</text:span>mage-name=nginx --port=8080 --restart=never</text:p>
          </table:table-cell>
          <table:table-cell table:style-name="Table1.B2" office:value-type="string">
            <text:p text:style-name="P52">Creating pod in externally(command-line)</text:p>
          </table:table-cell>
        </table:table-row>
        <text:soft-page-break/>
        <table:table-row table:style-name="TableLine2082146034384">
          <table:table-cell table:style-name="Table1.A2" office:value-type="string">
            <text:p text:style-name="P32">kubectl get pods --show-labels</text:p>
          </table:table-cell>
          <table:table-cell table:style-name="Table1.B2" office:value-type="string">
            <text:p text:style-name="P53">To see labels of all pods</text:p>
          </table:table-cell>
        </table:table-row>
        <table:table-row table:style-name="TableLine2082146037648">
          <table:table-cell table:style-name="Table1.A2" office:value-type="string">
            <text:p text:style-name="P33">kubectl get pods<text:span text:style-name="T7"> -l company=thbs</text:span></text:p>
          </table:table-cell>
          <table:table-cell table:style-name="Table1.B2" office:value-type="string">
            <text:p text:style-name="P54">To get all pods with label=thbs <text:span text:style-name="T35">(filtering)</text:span></text:p>
          </table:table-cell>
        </table:table-row>
        <table:table-row table:style-name="TableLine2082146026496">
          <table:table-cell table:style-name="Table1.A2" office:value-type="string">
            <text:p text:style-name="P34">kubectl get pods<text:span text:style-name="T7"> -l company=thbs, </text:span><text:span text:style-name="T10">class=devops</text:span></text:p>
          </table:table-cell>
          <table:table-cell table:style-name="Table1.B2" office:value-type="string">
            <text:p text:style-name="P55">To get all pods which holds all <text:span text:style-name="T38">specified </text:span>label values(<text:span text:style-name="T41">AND </text:span>operation)</text:p>
          </table:table-cell>
        </table:table-row>
        <table:table-row table:style-name="TableLine2082146041184">
          <table:table-cell table:style-name="Table1.A2" office:value-type="string">
            <text:p text:style-name="P35">kubectl get pods -l ‘class in (devops, kubernetes)’</text:p>
          </table:table-cell>
          <table:table-cell table:style-name="Table1.B2" office:value-type="string">
            <text:p text:style-name="P56">Returns all pods with label class=devops<text:span text:style-name="T41"> (or)</text:span> class=kubernetes</text:p>
          </table:table-cell>
        </table:table-row>
        <table:table-row table:style-name="TableLine2082146037376">
          <table:table-cell table:style-name="Table1.A2" office:value-type="string">
            <text:p text:style-name="P36">kubectl get pods -l ‘class <text:span text:style-name="T39">not</text:span>in (devops, kubernetes)’</text:p>
          </table:table-cell>
          <table:table-cell table:style-name="Table1.B2" office:value-type="string">
            <text:p text:style-name="P57">Returns all pods with <text:span text:style-name="T39">doesn't have </text:span>label class=devops (or) class=kubernetes</text:p>
          </table:table-cell>
        </table:table-row>
        <table:table-row table:style-name="TableLine2082146036288">
          <table:table-cell table:style-name="Table1.A2" office:value-type="string">
            <text:p text:style-name="P37">kubectl label nodes node-name company=thbs</text:p>
          </table:table-cell>
          <table:table-cell table:style-name="Table1.B2" office:value-type="string">
            <text:p text:style-name="P58">To give label to the node</text:p>
          </table:table-cell>
        </table:table-row>
        <table:table-row table:style-name="TableLine2082146038464">
          <table:table-cell table:style-name="Table1.A2" office:value-type="string">
            <text:p text:style-name="P38">kubectl scale --replicas=5 rc -l company=thbs</text:p>
          </table:table-cell>
          <table:table-cell table:style-name="Table1.B2" office:value-type="string">
            <text:p text:style-name="P59">To scale-up/down the <text:span text:style-name="T52">pods</text:span></text:p>
          </table:table-cell>
        </table:table-row>
        <table:table-row table:style-name="TableLine2082146030848">
          <table:table-cell table:style-name="Table1.A2" office:value-type="string">
            <text:p text:style-name="P39">kubectl delete pods --all</text:p>
            <text:p text:style-name="P39"><text:s text:c="9"/><text:span text:style-name="T12">(or)</text:span></text:p>
            <text:p text:style-name="P40"/>
            <text:p text:style-name="P40">kubectl delete pod --all</text:p>
          </table:table-cell>
          <table:table-cell table:style-name="Table1.B2" office:value-type="string">
            <text:p text:style-name="P60">To delete all pods </text:p>
          </table:table-cell>
        </table:table-row>
        <table:table-row table:style-name="TableLine2082146043360">
          <table:table-cell table:style-name="Table1.A2" office:value-type="string">
            <text:p text:style-name="P74">kubectl delete -f replication.yml</text:p>
            <text:p text:style-name="P74"><text:s text:c="17"/><text:span text:style-name="T56">(or)</text:span></text:p>
            <text:p text:style-name="P75">kubectl delete r<text:span text:style-name="T56">c</text:span> r<text:span text:style-name="T56">c</text:span>-name</text:p>
          </table:table-cell>
          <table:table-cell table:style-name="Table1.B2" office:value-type="string">
            <text:p text:style-name="P61">To delete replication controller present in that file</text:p>
          </table:table-cell>
        </table:table-row>
        <table:table-row table:style-name="TableLine2082146032208">
          <table:table-cell table:style-name="Table1.A2" office:value-type="string">
            <text:p text:style-name="P41">kubectl describe rs rs-name</text:p>
          </table:table-cell>
          <table:table-cell table:style-name="Table1.B2" office:value-type="string">
            <text:p text:style-name="P62">To get details of replica-set</text:p>
          </table:table-cell>
        </table:table-row>
        <table:table-row table:style-name="TableLine2082146028944">
          <table:table-cell table:style-name="Table1.A2" office:value-type="string">
            <text:p text:style-name="P42">kubectl delete rs rs-name</text:p>
            <text:p text:style-name="P42"><text:s text:c="10"/><text:span text:style-name="T13"><text:s/>(or)</text:span></text:p>
            <text:p text:style-name="P42">kubectl delete -f replicaset.yml</text:p>
          </table:table-cell>
          <table:table-cell table:style-name="Table1.B2" office:value-type="string">
            <text:p text:style-name="P63">To delete replica-set</text:p>
          </table:table-cell>
        </table:table-row>
        <table:table-row table:style-name="TableLine2082146034656">
          <table:table-cell table:style-name="Table1.A2" office:value-type="string">
            <text:p text:style-name="P43">Kubectl scale --replicas=2 rs <text:span text:style-name="T51">rs-name</text:span></text:p>
          </table:table-cell>
          <table:table-cell table:style-name="Table1.B2" office:value-type="string">
            <text:p text:style-name="P66">To scale-up/down the pods <text:span text:style-name="T54">from replica set controller</text:span></text:p>
          </table:table-cell>
        </table:table-row>
        <table:table-row table:style-name="TableLine2082146027584">
          <table:table-cell table:style-name="Table1.A2" office:value-type="string">
            <text:p text:style-name="P44">kubectl get rs --watch <text:span text:style-name="T14">(or)</text:span><text:span text:style-name="T49"> kubectl get rs</text:span></text:p>
          </table:table-cell>
          <table:table-cell table:style-name="Table1.B2" office:value-type="string">
            <text:p text:style-name="P64">To get replica-set list</text:p>
          </table:table-cell>
        </table:table-row>
        <table:table-row table:style-name="TableLine2082146031120">
          <table:table-cell table:style-name="Table1.A2" office:value-type="string">
            <text:p text:style-name="P45"><text:span text:style-name="T50">k</text:span>ubectl describe rs my-rs</text:p>
          </table:table-cell>
          <table:table-cell table:style-name="Table1.B2" office:value-type="string">
            <text:p text:style-name="P65">To get more details of replica-set</text:p>
          </table:table-cell>
        </table:table-row>
        <table:table-row table:style-name="TableLine2082146040912">
          <table:table-cell table:style-name="Table1.A2" office:value-type="string">
            <text:p text:style-name="P46">kubectl get pods pod-name -o yaml</text:p>
          </table:table-cell>
          <table:table-cell table:style-name="Table1.B2" office:value-type="string">
            <text:p text:style-name="P67">To get yaml configuration of pod file</text:p>
          </table:table-cell>
        </table:table-row>
        <table:table-row table:style-name="TableLine2082146037920">
          <table:table-cell table:style-name="Table1.A2" office:value-type="string">
            <text:p text:style-name="P48">kubectl get deployment <text:span text:style-name="T13">(or) </text:span>kubectl get deployment --watch</text:p>
          </table:table-cell>
          <table:table-cell table:style-name="Table1.B2" office:value-type="string">
            <text:p text:style-name="P68">To get list of deployment objects</text:p>
          </table:table-cell>
        </table:table-row>
        <table:table-row table:style-name="TableLine2082146026224">
          <table:table-cell table:style-name="Table1.A2" office:value-type="string">
            <text:p text:style-name="P47">kubectl get <text:span text:style-name="T53">deployment</text:span> <text:span text:style-name="T53">deployment</text:span>-name -o yaml</text:p>
          </table:table-cell>
          <table:table-cell table:style-name="Table1.B2" office:value-type="string">
            <text:p text:style-name="P69">To get yaml configuration of deployment object</text:p>
          </table:table-cell>
        </table:table-row>
        <table:table-row table:style-name="TableLine2082146028128">
          <table:table-cell table:style-name="Table1.A2" office:value-type="string">
            <text:p text:style-name="P49">kubectl describe deployment deploy-name</text:p>
          </table:table-cell>
          <table:table-cell table:style-name="Table1.B2" office:value-type="string">
            <text:p text:style-name="P69">To get more <text:span text:style-name="T54">info</text:span> of deployment object</text:p>
          </table:table-cell>
        </table:table-row>
        <table:table-row table:style-name="TableLine2082146041456">
          <table:table-cell table:style-name="Table1.A2" office:value-type="string">
            <text:p text:style-name="P50">kubectl scale deployment deploy-name --replicas=2</text:p>
          </table:table-cell>
          <table:table-cell table:style-name="Table1.B2" office:value-type="string">
            <text:p text:style-name="P70">To scale up/down pods from deployment controller</text:p>
          </table:table-cell>
        </table:table-row>
        <table:table-row table:style-name="TableLine2082146039552">
          <table:table-cell table:style-name="Table1.A2" office:value-type="string">
            <text:p text:style-name="P51">kubectl edit deployment deploy-name</text:p>
          </table:table-cell>
          <table:table-cell table:style-name="Table1.B2" office:value-type="string">
            <text:p text:style-name="P71">Opens file to edit</text:p>
          </table:table-cell>
        </table:table-row>
        <table:table-row table:style-name="TableLine2082146042000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2"/>
          </table:table-cell>
        </table:table-row>
        <table:table-row table:style-name="TableLine2082146033024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2"/>
          </table:table-cell>
        </table:table-row>
        <table:table-row table:style-name="TableLine2082146027040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2"/>
          </table:table-cell>
        </table:table-row>
        <table:table-row table:style-name="TableLine2082146038192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2"/>
          </table:table-cell>
        </table:table-row>
        <table:table-row table:style-name="TableLine2082146040368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62"/>
          </table:table-cell>
        </table:table-row>
      </table:table>
      <text:p text:style-name="P6"/>
      <text:p text:style-name="P6"/>
      <text:p text:style-name="P7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Sample Manifest <text:span text:style-name="T47">file: (with object as Pod)</text:span></text:p>
      <text:p text:style-name="P2"/>
      <text:p text:style-name="P17">---</text:p>
      <text:p text:style-name="P18"><text:span text:style-name="T20">kind</text:span>: <text:span text:style-name="T26">Pod</text:span></text:p>
      <text:p text:style-name="P18"><text:span text:style-name="T20">apiVersion</text:span>: <text:span text:style-name="T26">v1</text:span></text:p>
      <text:p text:style-name="P18"><text:span text:style-name="T20">metadata</text:span>:</text:p>
      <text:p text:style-name="P23"> <text:span text:style-name="T21">name</text:span><text:span text:style-name="T2">: </text:span><text:span text:style-name="T27">test-pod</text:span></text:p>
      <text:p text:style-name="P24"><text:span text:style-name="T28"><text:s/></text:span><text:span text:style-name="T23">labels</text:span><text:span text:style-name="T5">:</text:span></text:p>
      <text:p text:style-name="P23">  <text:span text:style-name="T21">env</text:span><text:span text:style-name="T2">: </text:span><text:span text:style-name="T27">development</text:span></text:p>
      <text:p text:style-name="P23">  <text:span text:style-name="T21">name</text:span><text:span text:style-name="T2">: </text:span><text:span text:style-name="T27">test-pod</text:span></text:p>
      <text:p text:style-name="P23">  <text:span text:style-name="T21">class</text:span><text:span text:style-name="T2">: </text:span><text:span text:style-name="T27">kubernetes</text:span></text:p>
      <text:p text:style-name="P23">  <text:span text:style-name="T21">company</text:span><text:span text:style-name="T2">: </text:span><text:span text:style-name="T27">thbs</text:span></text:p>
      <text:p text:style-name="P23"> <text:span text:style-name="T21">annotations</text:span><text:span text:style-name="T2">:</text:span></text:p>
      <text:p text:style-name="P23">  <text:span text:style-name="T21">description</text:span><text:span text:style-name="T2">: </text:span><text:span text:style-name="T27">This is a pod file with variable $(MYNAME)</text:span></text:p>
      <text:p text:style-name="P18"><text:span text:style-name="T20">spec</text:span>:</text:p>
      <text:p text:style-name="P23"> <text:span text:style-name="T21">containers</text:span><text:span text:style-name="T2">:</text:span></text:p>
      <text:p text:style-name="P23">  <text:span text:style-name="T2">- </text:span><text:span text:style-name="T21">name</text:span><text:span text:style-name="T2">: </text:span><text:span text:style-name="T27">con1</text:span></text:p>
      <text:p text:style-name="P23">    <text:s/><text:span text:style-name="T21">image</text:span><text:span text:style-name="T2">: </text:span><text:span text:style-name="T27">ubuntu</text:span></text:p>
      <text:p text:style-name="P23">    <text:s/><text:span text:style-name="T21">command</text:span><text:span text:style-name="T2">: [</text:span><text:span text:style-name="T31">"/bin/bash"</text:span><text:span text:style-name="T2">, </text:span><text:span text:style-name="T31">"-c"</text:span><text:span text:style-name="T2">, </text:span><text:span text:style-name="T31">"while true; do echo hello!!!; sleep 5; done;"</text:span><text:span text:style-name="T2">]</text:span></text:p>
      <text:p text:style-name="P23">    <text:s/><text:span text:style-name="T21">env</text:span><text:span text:style-name="T2">: </text:span></text:p>
      <text:p text:style-name="P23">    <text:s text:c="2"/> <text:span text:style-name="T2">- </text:span><text:span text:style-name="T21">name</text:span><text:span text:style-name="T2">: </text:span><text:span text:style-name="T27">MYNAME</text:span></text:p>
      <text:p text:style-name="P23">        <text:s text:c="2"/><text:span text:style-name="T21">value</text:span><text:span text:style-name="T2">: </text:span><text:span text:style-name="T27">THBS</text:span></text:p>
      <text:p text:style-name="P23">  <text:s/><text:span text:style-name="T2">- </text:span><text:span text:style-name="T21">name</text:span><text:span text:style-name="T2">: </text:span><text:span text:style-name="T27">con2</text:span></text:p>
      <text:p text:style-name="P23">    <text:s text:c="2"/><text:span text:style-name="T21">image</text:span><text:span text:style-name="T2">: </text:span><text:span text:style-name="T27">ashwinih2611/thbs:ansible_image</text:span></text:p>
      <text:p text:style-name="P23">    <text:s text:c="2"/><text:span text:style-name="T21">command</text:span><text:span text:style-name="T2">: [</text:span><text:span text:style-name="T31">"/bin/bash"</text:span><text:span text:style-name="T2">, </text:span><text:span text:style-name="T31">"-c"</text:span><text:span text:style-name="T2">, </text:span><text:span text:style-name="T31">"while true; do echo hello!!!; sleep 5; done;"</text:span><text:span text:style-name="T2">]</text:span></text:p>
      <text:p text:style-name="P23"><text:span text:style-name="T2"><text:s text:c="6"/></text:span><text:span text:style-name="T22">ports</text:span><text:span text:style-name="T4">: </text:span></text:p>
      <text:p text:style-name="P20"><draw:frame text:anchor-type="paragraph" draw:z-index="1" draw:name="Shape2" draw:style-name="gr1" draw:text-style-name="P76" svg:width="7.391cm" svg:height="0.546cm" svg:x="10.497cm" svg:y="0.376cm"><draw:text-box><text:p><text:span text:style-name="T57">This pod is applied to the nodes with label company=thbs</text:span></text:p></draw:text-box></draw:frame>    <text:s text:c="3"/><text:span text:style-name="T20">containerPort</text:span>: <text:span text:style-name="T32">80</text:span></text:p>
      <text:p text:style-name="P22"><draw:line text:anchor-type="paragraph" draw:z-index="0" draw:name="Shape1" draw:style-name="gr2" draw:text-style-name="P77" svg:x1="2.718cm" svg:y1="0.208cm" svg:x2="10.192cm" svg:y2="0.224cm"><text:p/></draw:line><text:span text:style-name="T33"><text:s text:c="3"/></text:span><text:span text:style-name="T25">nodeSelector</text:span><text:span text:style-name="T40">:</text:span></text:p>
      <text:p text:style-name="P16"><text:span text:style-name="T36">  <text:s text:c="2"/></text:span><text:span text:style-name="T24">company</text:span><text:span text:style-name="T37">: </text:span><text:span text:style-name="T29">thbs</text:span><text:span text:style-name="T37">  </text:span><text:span text:style-name="T30">   </text:span></text:p>
      <text:p text:style-name="P19"/>
      <text:p text:style-name="P23">  <text:span text:style-name="T21">restartPolicy</text:span><text:span text:style-name="T2">: </text:span><text:span text:style-name="T27">Never</text:span><text:span text:style-name="T2"> </text:span></text:p>
      <text:p text:style-name="P23"> </text:p>
      <text:p text:style-name="P14"/>
      <text:p text:style-name="P15"/>
      <text:p text:style-name="P16"> </text:p>
      <text:p text:style-name="P14"/>
      <text:p text:style-name="P14"/>
      <text:p text:style-name="P14"/>
      <text:p text:style-name="P14"/>
      <text:p text:style-name="P14"/>
      <text:p text:style-name="P5">Sample Manifest <text:span text:style-name="T47">file: (with object as ReplicationController)</text:span></text:p>
      <text:p text:style-name="P5"/>
      <text:p text:style-name="P4"/>
      <text:p text:style-name="P21">---</text:p>
      <text:p text:style-name="P18"><text:span text:style-name="T20">kind</text:span>: <text:span text:style-name="T26">ReplicationController</text:span></text:p>
      <text:p text:style-name="P18"><text:span text:style-name="T20">apiVersion</text:span>: <text:span text:style-name="T26">v1</text:span></text:p>
      <text:p text:style-name="P18"><text:span text:style-name="T20">metadata</text:span>:</text:p>
      <text:p text:style-name="P23"> <text:span text:style-name="T21">name</text:span><text:span text:style-name="T2">: </text:span><text:span text:style-name="T27">replica</text:span></text:p>
      <text:p text:style-name="P18"><text:span text:style-name="T20">spec</text:span>: </text:p>
      <text:p text:style-name="P23"> <text:span text:style-name="T21">replicas</text:span><text:span text:style-name="T2">: </text:span><text:span text:style-name="T34">2</text:span></text:p>
      <text:p text:style-name="P23"> <text:span text:style-name="T21">selector</text:span><text:span text:style-name="T2">:</text:span></text:p>
      <text:p text:style-name="P23">  <text:span text:style-name="T21">company</text:span><text:span text:style-name="T2">: </text:span><text:span text:style-name="T27">thbs</text:span></text:p>
      <text:p text:style-name="P23"><text:soft-page-break/> <text:span text:style-name="T21">template</text:span><text:span text:style-name="T2">:</text:span></text:p>
      <text:p text:style-name="P23">  <text:span text:style-name="T21">metadata</text:span><text:span text:style-name="T2">:</text:span></text:p>
      <text:p text:style-name="P23">   <text:span text:style-name="T21">name</text:span><text:span text:style-name="T2">: </text:span><text:span text:style-name="T27">test</text:span></text:p>
      <text:p text:style-name="P23">   <text:span text:style-name="T21">labels</text:span><text:span text:style-name="T2">: </text:span></text:p>
      <text:p text:style-name="P23">    <text:span text:style-name="T21">company</text:span><text:span text:style-name="T2">: </text:span><text:span text:style-name="T27">thbs</text:span></text:p>
      <text:p text:style-name="P23">  <text:span text:style-name="T21">spec</text:span><text:span text:style-name="T2">: </text:span></text:p>
      <text:p text:style-name="P23">   <text:span text:style-name="T21">containers</text:span><text:span text:style-name="T2">:</text:span></text:p>
      <text:p text:style-name="P23">    <text:span text:style-name="T2">- </text:span><text:span text:style-name="T21">name</text:span><text:span text:style-name="T2">: </text:span><text:span text:style-name="T27">con1</text:span></text:p>
      <text:p text:style-name="P23">      <text:span text:style-name="T21">image</text:span><text:span text:style-name="T2">: </text:span><text:span text:style-name="T27">ubuntu</text:span></text:p>
      <text:p text:style-name="P23">      <text:span text:style-name="T21">command</text:span><text:span text:style-name="T2">: [</text:span><text:span text:style-name="T31">"/bin/bash"</text:span><text:span text:style-name="T2">, </text:span><text:span text:style-name="T31">"-c"</text:span><text:span text:style-name="T2">, </text:span><text:span text:style-name="T31">"while true; do echo hello-world; sleep 5; done;"</text:span><text:span text:style-name="T2">]</text:span></text:p>
      <text:p text:style-name="P23">     </text:p>
      <text:p text:style-name="P14"/>
      <text:p text:style-name="P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18:54:35.517000000</dc:date>
    <meta:editing-duration>PT11H27M6S</meta:editing-duration>
    <meta:editing-cycles>60</meta:editing-cycles>
    <meta:generator>LibreOffice/7.1.7.2$Windows_X86_64 LibreOffice_project/c6a4e3954236145e2acb0b65f68614365aeee33f</meta:generator>
    <meta:document-statistic meta:table-count="1" meta:image-count="0" meta:object-count="0" meta:page-count="4" meta:paragraph-count="144" meta:word-count="592" meta:character-count="4120" meta:non-whitespace-character-count="3466"/>
  </office:meta>
</office:document-meta>
</file>